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0ead0c"/>
    </style:style>
    <style:style style:name="P2" style:family="paragraph" style:parent-style-name="Standard">
      <style:text-properties officeooo:rsid="000f9bce" officeooo:paragraph-rsid="000f9bce"/>
    </style:style>
    <style:style style:name="P3" style:family="paragraph" style:parent-style-name="Standard">
      <style:text-properties officeooo:rsid="0010b1b9" officeooo:paragraph-rsid="0010b1b9"/>
    </style:style>
    <style:style style:name="P4" style:family="paragraph" style:parent-style-name="Standard">
      <style:text-properties fo:color="#000000" loext:opacity="100%" officeooo:rsid="000f9bce" officeooo:paragraph-rsid="000f9bce"/>
    </style:style>
    <style:style style:name="P5" style:family="paragraph" style:parent-style-name="Standard">
      <style:text-properties fo:color="#000000" loext:opacity="100%" officeooo:rsid="0010b1b9" officeooo:paragraph-rsid="0010b1b9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officeooo:rsid="0011cc7a"/>
    </style:style>
    <style:style style:name="T3" style:family="text">
      <style:text-properties fo:color="#000000" loext:opacity="100%" officeooo:rsid="00156100"/>
    </style:style>
    <style:style style:name="T4" style:family="text">
      <style:text-properties fo:color="#000000" loext:opacity="100%" officeooo:rsid="0015f8ad"/>
    </style:style>
    <style:style style:name="T5" style:family="text">
      <style:text-properties fo:color="#000000" loext:opacity="100%" officeooo:rsid="0016bea9"/>
    </style:style>
    <style:style style:name="T6" style:family="text">
      <style:text-properties officeooo:rsid="0012d2e0"/>
    </style:style>
    <style:style style:name="T7" style:family="text">
      <style:text-properties officeooo:rsid="0015f8ad"/>
    </style:style>
    <style:style style:name="T8" style:family="text">
      <style:text-properties officeooo:rsid="0016be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Orden <text:span text:style-name="T6">propuesto </text:span><text:span text:style-name="T7">(Albert)</text:span>:</text:p>
      <text:p text:style-name="P2"/>
      <text:p text:style-name="P2">Primeramente, asegurar que tenemos el Proyecto de Github debidamente creado <text:span text:style-name="T6">y ramas ordenadas</text:span>, también <text:span text:style-name="T7">asegurar</text:span> que todos podemos y sabemos hacer los cambios necesarios.</text:p>
      <text:p text:style-name="P2"/>
      <text:p text:style-name="P2">Lo segundo y también prioritario <text:span text:style-name="T8">es tener una idea de la historia y personajes del juego. Según entiendo, hay varios personajes e historias, cada personaje puede protagonizar unas determinadas historias</text:span><text:span text:style-name="T4">. Quizás</text:span><text:span text:style-name="T1"> una opción sea empezar por tener un único personaje e historia con los qu</text:span><text:span text:style-name="T5">e hacer pruebas</text:span><text:span text:style-name="T1"> y mas adelante, dudas aclaradas </text:span><text:span text:style-name="T4">a la vuelta de las vacaciones</text:span><text:span text:style-name="T1">, añadiremos personajes e historias. </text:span><text:span text:style-name="T4">Al consensuar la historia entre todos por Discord, ir haciéndola en un diagrama de flujo en Drawio</text:span><text:span text:style-name="T1">.</text:span></text:p>
      <text:p text:style-name="P4"/>
      <text:p text:style-name="P4">Podemos hacer un primer modelo relacional <text:span text:style-name="T8">teniendo en cuenta que tendremos varias historias y personajes</text:span>.</text:p>
      <text:p text:style-name="P4"/>
      <text:p text:style-name="P3"><text:span text:style-name="T1">Podemos tener preparadas algunas funciones sencillas, </text:span><text:span text:style-name="T4">como la de crear usuarios y contraseñas con formato correcto (Guardar en la BBDD es otro tema)</text:span><text:span text:style-name="T1">, </text:span><text:span text:style-name="T2">o los </text:span><text:span text:style-name="T3">menus con su formato.</text:span></text:p>
      <text:p text:style-name="P5"/>
      <text:p text:style-name="P5">Podemos probar la MV con dicho sistema operativo fuera de Azure y colgarla <text:span text:style-name="T7">o rehacerla</text:span> <text:span text:style-name="T7">mas adelante</text:span>, hay que tener en cuenta que Azure <text:span text:style-name="T7">en general, suele</text:span> cobrar por la información que se baja/quita de la nube, pero no por la que se sube y que tener un MV aunque apagada consume dinero. </text:p>
      <text:p text:style-name="P5"/>
      <text:p text:style-name="P5">Podemos hacer pruebas/investigación de ligar Python a SQL en nuestros ordenadores, pero es algo que probablemente tengamos que hacer con ayuda de los profesore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22T18:12:10.415000000</dc:date>
    <meta:editing-duration>PT1H48M22S</meta:editing-duration>
    <meta:editing-cycles>9</meta:editing-cycles>
    <meta:generator>LibreOffice/7.2.3.2$Windows_X86_64 LibreOffice_project/d166454616c1632304285822f9c83ce2e660fd92</meta:generator>
    <meta:document-statistic meta:table-count="0" meta:image-count="0" meta:object-count="0" meta:page-count="1" meta:paragraph-count="7" meta:word-count="227" meta:character-count="1419" meta:non-whitespace-character-count="1198"/>
  </office:meta>
</office:document-meta>
</file>